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58aff5" officeooo:paragraph-rsid="0058aff5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officeooo:rsid="01e03e6a" officeooo:paragraph-rsid="0055b7ca" style:font-size-asian="12pt" style:font-style-asian="normal" style:font-size-complex="12pt" style:font-style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8aff5" style:font-size-asian="8.75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58aff5" officeooo:paragraph-rsid="005d31d1" style:font-size-asian="8.75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1e03e6a" officeooo:paragraph-rsid="005d31d1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4c98f8" officeooo:paragraph-rsid="0058aff5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8aff5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1pt" fo:font-style="normal" fo:font-weight="normal" officeooo:rsid="0058aff5" officeooo:paragraph-rsid="005d31d1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Courier New" fo:font-size="11pt" fo:font-style="normal" fo:font-weight="bold" officeooo:rsid="0058aff5" officeooo:paragraph-rsid="0058aff5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8aff5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58aff5" officeooo:paragraph-rsid="005d31d1" style:font-size-asian="11pt" style:font-style-asian="italic" style:font-weight-asian="normal" style:font-size-complex="11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1pt" fo:font-style="italic" fo:font-weight="normal" officeooo:rsid="003ca2af" officeooo:paragraph-rsid="0055b7ca" style:font-size-asian="11pt" style:font-style-asian="italic" style:font-weight-asian="normal" style:font-size-complex="11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Courier New" fo:font-size="11pt" fo:font-weight="normal" officeooo:rsid="003ca2af" officeooo:paragraph-rsid="0055b7ca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1pt" fo:font-weight="bold" officeooo:rsid="003ca2af" officeooo:paragraph-rsid="0055b7ca" style:font-size-asian="11pt" style:font-weight-asian="bold" style:font-size-complex="11pt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Liberation Serif" fo:font-size="12pt" fo:font-weight="normal" officeooo:rsid="005d31d1" officeooo:paragraph-rsid="005d31d1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 fo:break-before="page"/>
      <style:text-properties style:font-name="Liberation Serif" fo:font-size="12pt" fo:font-style="normal" fo:font-weight="normal" officeooo:rsid="005d31d1" officeooo:paragraph-rsid="005d31d1" style:font-size-asian="10.5pt" style:font-style-asian="normal" style:font-weight-asian="normal" style:font-size-complex="12pt" style:font-style-complex="normal" style:font-weight-complex="normal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d31d1"/>
    </style:style>
    <style:style style:name="T2" style:family="text">
      <style:text-properties officeooo:rsid="00440516"/>
    </style:style>
    <style:style style:name="T3" style:family="text">
      <style:text-properties officeooo:rsid="0022d04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840c47"/>
    </style:style>
    <style:style style:name="T6" style:family="text">
      <style:text-properties officeooo:rsid="004c98f8"/>
    </style:style>
    <style:style style:name="T7" style:family="text">
      <style:text-properties officeooo:rsid="005f52ab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777861522" text:style-name="L1">
        <text:list-item>
          <text:p text:style-name="P18">Speichern in einer Datei</text:p>
        </text:list-item>
      </text:list>
      <text:p text:style-name="P4"/>
      <text:p text:style-name="P17">public void kontakteSpeichern()</text:p>
      <text:p text:style-name="P16">{</text:p>
      <text:p text:style-name="P16"><text:s text:c="3"/>Kontakt k;</text:p>
      <text:p text:style-name="P16"><text:s text:c="3"/>String dateiname;</text:p>
      <text:p text:style-name="P16"><text:s text:c="3"/>List&lt;Kontakt&gt; liste;</text:p>
      <text:p text:style-name="P16"/>
      <text:p text:style-name="P16"><text:s text:c="3"/>Console.println("== Speichern ==");</text:p>
      <text:p text:style-name="P16"><text:s text:c="3"/>Console.println("Geben Sie einen Dateinamen ein:");</text:p>
      <text:p text:style-name="P16"><text:s text:c="3"/>dateiname = Console.read<text:span text:style-name="T7">ln</text:span>();</text:p>
      <text:p text:style-name="P16"><text:s text:c="8"/></text:p>
      <text:p text:style-name="P15"><text:s text:c="3"/>// erzeuge Liste von Kontakten</text:p>
      <text:p text:style-name="P16"><text:s text:c="3"/>liste = aBuch.listeSpeichern();</text:p>
      <text:p text:style-name="P16"/>
      <text:p text:style-name="P15"><text:s text:c="3"/>// Öffne die Datei und schreibe die Kontaktdaten</text:p>
      <text:p text:style-name="P16"><text:s text:c="3"/>try </text:p>
      <text:p text:style-name="P16"><text:s text:c="3"/>{</text:p>
      <text:p text:style-name="P16"><text:s text:c="6"/>File file = new File(dateiname);</text:p>
      <text:p text:style-name="P16"><text:s text:c="6"/>FileWriter writer = new FileWriter(file);</text:p>
      <text:p text:style-name="P16"/>
      <text:p text:style-name="P16"><text:s text:c="6"/>liste.toFirst();</text:p>
      <text:p text:style-name="P16"><text:s text:c="6"/>while (liste.hasAccess())</text:p>
      <text:p text:style-name="P16"><text:s text:c="6"/>{</text:p>
      <text:p text:style-name="P16"><text:s text:c="9"/>k = liste.getContent();</text:p>
      <text:p text:style-name="P16"><text:s text:c="9"/>writer.write(k.getNachname() + "\n");</text:p>
      <text:p text:style-name="P16"><text:s text:c="9"/>writer.write(k.getVorname() + "\n");</text:p>
      <text:p text:style-name="P16"><text:s text:c="9"/>writer.write(k.getTelefon() + "\n");</text:p>
      <text:p text:style-name="P16"><text:s text:c="9"/>writer.write(k.getEmail() + "\n");</text:p>
      <text:p text:style-name="P16"><text:s text:c="9"/>liste.next();</text:p>
      <text:p text:style-name="P16"><text:s text:c="6"/>}</text:p>
      <text:p text:style-name="P16"><text:s text:c="6"/>writer.close();</text:p>
      <text:p text:style-name="P16"><text:s text:c="6"/>Console.println("Suchbaum in " + dateiname + " gespeichert.");</text:p>
      <text:p text:style-name="P16"><text:s text:c="3"/>}</text:p>
      <text:p text:style-name="P15"><text:s text:c="3"/>// Falls etwas schiefläuft</text:p>
      <text:p text:style-name="P16"><text:s text:c="3"/>catch (Exception ex)</text:p>
      <text:p text:style-name="P16"><text:s text:c="3"/>{</text:p>
      <text:p text:style-name="P16"><text:s text:c="6"/>Console.println("Adressbuch konnte nicht gespeichert werden.");</text:p>
      <text:p text:style-name="P16"><text:s text:c="6"/>Console.println("Fehler: " + ex.getMessage());</text:p>
      <text:p text:style-name="P16"><text:s text:c="3"/>}</text:p>
      <text:p text:style-name="P16"><text:s text:c="3"/>Console.readln();</text:p>
      <text:p text:style-name="P16">}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><draw:frame text:anchor-type="paragraph" draw:z-index="0" draw:name="Form1" draw:style-name="gr1" draw:text-style-name="P20" svg:width="1.795cm" svg:height="0.63cm" svg:x="15.212cm" svg:y="0.203cm"><draw:image xlink:href="Pictures/10000000000000580000001F84D8045FF773DCF2.png" xlink:type="simple" xlink:show="embed" xlink:actuate="onLoad" draw:mime-type="image/png"><text:p/></draw:image></draw:frame></text:p>
      <text:p text:style-name="P8"><text:span text:style-name="T4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5">pothmann.de</text:span></text:a><text:span text:style-name="T5">, f</text:span>reigegeben unter <text:a xlink:type="simple" xlink:href="https://creativecommons.org/licenses/by-nc-sa/4.0/" text:style-name="Internet_20_link" text:visited-style-name="Visited_20_Internet_20_Link">CC BY-NC-SA 4.0</text:a>, <text:span text:style-name="T6">Juni 2021</text:span></text:p>
      <text:list xml:id="list90604813941208" text:continue-numbering="true" text:style-name="L1">
        <text:list-item>
          <text:p text:style-name="P19">Laden aus einer Datei</text:p>
        </text:list-item>
      </text:list>
      <text:p text:style-name="P12"/>
      <text:p text:style-name="P12">public void kontakteLaden()</text:p>
      <text:p text:style-name="P10">{</text:p>
      <text:p text:style-name="P10"><text:s text:c="3"/>char wahl;</text:p>
      <text:p text:style-name="P10"><text:s text:c="3"/>String dateiname, n, v, t, e;</text:p>
      <text:p text:style-name="P10"><text:s text:c="3"/>Kontakt k;</text:p>
      <text:p text:style-name="P10"><text:s text:c="3"/>List&lt;Kontakt&gt; liste;</text:p>
      <text:p text:style-name="P10"><text:s text:c="8"/></text:p>
      <text:p text:style-name="P10"><text:s text:c="3"/>Console.println("== Datei einlesen ==");</text:p>
      <text:p text:style-name="P10"/>
      <text:p text:style-name="P13"><text:s text:c="3"/>// Sicherheitsabfrage</text:p>
      <text:p text:style-name="P10"><text:s text:c="3"/>Console.println("<text:span text:style-name="T1">Bisherige</text:span> Kontakte <text:span text:style-name="T1">werden</text:span> gelöscht.");</text:p>
      <text:p text:style-name="P10"><text:s text:c="3"/>Console.println("Möchten Sie fortfahren? (j/n)");</text:p>
      <text:p text:style-name="P10"><text:s text:c="3"/>wahl = Console.readChar();</text:p>
      <text:p text:style-name="P10"><text:s text:c="3"/>if (wahl != 'j')</text:p>
      <text:p text:style-name="P10"><text:s text:c="3"/>{</text:p>
      <text:p text:style-name="P10"><text:s text:c="6"/>Console.println("Funktion abgebrochen.");</text:p>
      <text:p text:style-name="P10"><text:s text:c="6"/>Console.readln();</text:p>
      <text:p text:style-name="P10"><text:s text:c="6"/>return;</text:p>
      <text:p text:style-name="P10"><text:s text:c="3"/>}</text:p>
      <text:p text:style-name="P10"/>
      <text:p text:style-name="P14"><text:s text:c="3"/>// Datei wird geöffnet und in Liste von Kontakten eingelesen</text:p>
      <text:p text:style-name="P11"><text:s text:c="3"/>Console.println("Geben Sie einen Dateinamen ein:");</text:p>
      <text:p text:style-name="P10"><text:s text:c="3"/>dateiname = Console.read<text:span text:style-name="T7">ln</text:span>();</text:p>
      <text:p text:style-name="P10"><text:s text:c="3"/>try </text:p>
      <text:p text:style-name="P10"><text:s text:c="3"/>{</text:p>
      <text:p text:style-name="P10"><text:s text:c="6"/>File file = new File(dateiname);</text:p>
      <text:p text:style-name="P10"><text:s text:c="6"/>BufferedReader reader = new BufferedReader(new FileReader(file));</text:p>
      <text:p text:style-name="P10"><text:s text:c="6"/>liste = new List();</text:p>
      <text:p text:style-name="P10"/>
      <text:p text:style-name="P10"><text:s text:c="6"/>n = reader.readLine();</text:p>
      <text:p text:style-name="P10"><text:s text:c="6"/>while (n != null)</text:p>
      <text:p text:style-name="P10"><text:s text:c="6"/>{</text:p>
      <text:p text:style-name="P10"><text:s text:c="9"/>v = reader.readLine();</text:p>
      <text:p text:style-name="P10"><text:s text:c="9"/>t = reader.readLine();</text:p>
      <text:p text:style-name="P10"><text:s text:c="9"/>e = reader.readLine();</text:p>
      <text:p text:style-name="P10"><text:s text:c="9"/>k = new Kontakt(n, v, t, e);</text:p>
      <text:p text:style-name="P10"><text:s text:c="9"/>liste.append(k);</text:p>
      <text:p text:style-name="P10"><text:s text:c="9"/>n = reader.readLine();</text:p>
      <text:p text:style-name="P10"><text:s text:c="6"/>}</text:p>
      <text:p text:style-name="P10"><text:s text:c="6"/>reader.close();</text:p>
      <text:p text:style-name="P10"><text:s text:c="12"/></text:p>
      <text:p text:style-name="P13"><text:s text:c="6"/>// Suchbaum wird aus Liste neu aufgebaut</text:p>
      <text:p text:style-name="P10"><text:s text:c="6"/>aBuch.listeLaden(liste);</text:p>
      <text:p text:style-name="P10"><text:s text:c="6"/>Console.println("Adressbuch wurde aus " + dateiname + " geladen.");</text:p>
      <text:p text:style-name="P10"><text:s text:c="3"/>}</text:p>
      <text:p text:style-name="P13"><text:s text:c="3"/>// Falls etwas schiefläuft</text:p>
      <text:p text:style-name="P10"><text:s text:c="3"/>catch (Exception ex)</text:p>
      <text:p text:style-name="P10"><text:s text:c="3"/>{</text:p>
      <text:p text:style-name="P10"><text:s text:c="6"/>Console.println("Adressbuch konnte nicht geladen werden.");</text:p>
      <text:p text:style-name="P10"><text:s text:c="6"/>Console.println("Fehler: " + ex.getMessage());</text:p>
      <text:p text:style-name="P10"><text:s text:c="3"/>}</text:p>
      <text:p text:style-name="P10"><text:s text:c="3"/>Console.readln();</text:p>
      <text:p text:style-name="P10">}</text:p>
      <text:p text:style-name="P6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38c27c" officeooo:paragraph-rsid="0038c27c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58aff5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5d31d1"/>
    </style:style>
    <style:style style:name="MT2" style:family="text">
      <style:text-properties officeooo:rsid="00440516"/>
    </style:style>
    <style:style style:name="MT3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1995846490448">
            <table:table-cell table:style-name="Tabelle1.A1" office:value-type="string">
              <text:p text:style-name="MP1"><text:span text:style-name="MT1">Datei Ein- und Ausgabe </text:span>– <text:span text:style-name="MT2">Lösung</text:span>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– <text:span text:style-name="MT3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11-02T09:06:03.004000000</dc:date>
    <meta:editing-duration>PT17H7M15S</meta:editing-duration>
    <meta:editing-cycles>72</meta:editing-cycles>
    <meta:generator>LibreOffice/7.3.3.2$Windows_X86_64 LibreOffice_project/d1d0ea68f081ee2800a922cac8f79445e4603348</meta:generator>
    <meta:document-statistic meta:table-count="1" meta:image-count="0" meta:object-count="0" meta:page-count="2" meta:paragraph-count="93" meta:word-count="276" meta:character-count="2581" meta:non-whitespace-character-count="1980"/>
  </office:meta>
</office:document-meta>
</file>